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fo:font-size="11pt" style:font-size-asian="11pt" style:font-size-complex="11pt"/>
    </style:style>
    <style:style style:name="P2" style:family="paragraph" style:parent-style-name="Standard">
      <style:paragraph-properties fo:line-height="200%" fo:text-align="end" style:justify-single-word="false"/>
      <style:text-properties fo:font-size="11pt" style:font-size-asian="11pt" style:font-size-complex="11pt"/>
    </style:style>
    <style:style style:name="P3" style:family="paragraph" style:parent-style-name="Standard">
      <style:paragraph-properties fo:line-height="200%"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line-height="200%"/>
      <style:text-properties style:font-name="Times New Roman" fo:font-size="11pt" style:font-size-asian="11pt" style:font-size-complex="11pt"/>
    </style:style>
    <style:style style:name="P5" style:family="paragraph" style:parent-style-name="Standard">
      <style:paragraph-properties fo:line-height="200%"/>
      <style:text-properties style:font-name="Times New Roman" fo:font-size="11pt" fo:font-weight="normal" style:font-size-asian="11pt" style:font-weight-asian="normal" style:font-size-complex="11pt" style:font-weight-complex="normal"/>
    </style:style>
    <style:style style:name="P6"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P7" style:family="paragraph" style:parent-style-name="Standard">
      <style:paragraph-properties fo:line-height="200%"/>
      <style:text-properties fo:font-size="11pt" fo:font-weight="normal" style:font-size-asian="11pt" style:font-weight-asian="normal" style:font-size-complex="11pt" style:font-weight-complex="normal"/>
    </style:style>
    <style:style style:name="P8" style:family="paragraph" style:parent-style-name="Standard" style:list-style-name="L1">
      <style:paragraph-properties fo:line-height="200%"/>
      <style:text-properties fo:font-size="11pt" fo:font-weight="normal" style:font-size-asian="11pt" style:font-weight-asian="normal" style:font-size-complex="11pt" style:font-weight-complex="normal"/>
    </style:style>
    <style:style style:name="P9" style:family="paragraph" style:parent-style-name="Standard" style:list-style-name="L5">
      <style:paragraph-properties fo:line-height="200%"/>
      <style:text-properties fo:font-size="11pt" fo:font-weight="normal" style:font-size-asian="11pt" style:font-weight-asian="normal" style:font-size-complex="11pt" style:font-weight-complex="normal"/>
    </style:style>
    <style:style style:name="P10" style:family="paragraph" style:parent-style-name="Standard" style:list-style-name="L6">
      <style:paragraph-properties fo:line-height="200%"/>
      <style:text-properties fo:font-size="11pt" fo:font-weight="normal" style:font-size-asian="11pt" style:font-weight-asian="normal" style:font-size-complex="11pt" style:font-weight-complex="normal"/>
    </style:style>
    <style:style style:name="P11" style:family="paragraph" style:parent-style-name="Standard">
      <style:paragraph-properties fo:line-height="200%"/>
      <style:text-properties fo:font-size="11pt" style:font-size-asian="11pt" style:font-size-complex="11pt"/>
    </style:style>
    <style:style style:name="P12" style:family="paragraph" style:parent-style-name="Standard">
      <style:paragraph-properties fo:line-height="2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3" style:family="paragraph" style:parent-style-name="Standard">
      <style:paragraph-properties fo:line-height="200%" fo:text-align="center"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paragraph-properties fo:line-height="200%" fo:text-align="start" style:justify-single-word="false"/>
      <style:text-properties fo:font-size="11pt" style:text-underline-style="none" fo:font-weight="normal" style:font-size-asian="11pt" style:font-weight-asian="normal" style:font-size-complex="11pt" style:font-weight-complex="normal"/>
    </style:style>
    <style:style style:name="P15" style:family="paragraph" style:parent-style-name="Standard">
      <style:paragraph-properties fo:line-height="200%"/>
    </style:style>
    <style:style style:name="P16" style:family="paragraph" style:parent-style-name="Standard">
      <style:paragraph-properties fo:line-height="200%" fo:text-align="start" style:justify-single-word="false"/>
    </style:style>
    <style:style style:name="P17" style:family="paragraph" style:parent-style-name="Standard" style:list-style-name="L7">
      <style:paragraph-properties fo:line-height="200%" fo:text-align="start" style:justify-single-word="false"/>
    </style:style>
    <style:style style:name="P18" style:family="paragraph" style:parent-style-name="Standard">
      <style:paragraph-properties fo:line-height="200%"/>
      <style:text-properties style:font-name="Times New Roman" fo:font-size="11pt" fo:font-weight="normal" style:font-size-asian="11pt" style:font-weight-asian="normal" style:font-size-complex="11pt" style:font-weight-complex="normal"/>
    </style:style>
    <style:style style:name="P19" style:family="paragraph" style:parent-style-name="Standard">
      <style:paragraph-properties fo:margin-left="0.4925in" fo:margin-right="0in" fo:line-height="200%" fo:text-indent="0in" style:auto-text-indent="false"/>
      <style:text-properties style:font-name="Times New Roman" fo:font-size="11pt" fo:font-weight="normal" style:font-size-asian="11pt" style:font-weight-asian="normal" style:font-size-complex="11pt" style:font-weight-complex="normal"/>
    </style:style>
    <style:style style:name="P20" style:family="paragraph" style:parent-style-name="Standard">
      <style:paragraph-properties fo:margin-left="0.4925in" fo:margin-right="0in" fo:line-height="200%" fo:text-indent="0in" style:auto-text-indent="false"/>
      <style:text-properties fo:font-size="11pt" fo:font-weight="normal" style:font-size-asian="11pt" style:font-weight-asian="normal" style:font-size-complex="11pt" style:font-weight-complex="normal"/>
    </style:style>
    <style:style style:name="P21" style:family="paragraph" style:parent-style-name="Standard">
      <style:paragraph-properties fo:margin-left="0in" fo:margin-right="0in" fo:line-height="200%" fo:text-align="start" style:justify-single-word="false" fo:text-indent="0in" style:auto-text-indent="false"/>
    </style:style>
    <style:style style:name="P22" style:family="paragraph" style:parent-style-name="Standard" style:list-style-name="L7">
      <style:paragraph-properties fo:margin-left="0in" fo:margin-right="0in" fo:line-height="200%" fo:text-align="start" style:justify-single-word="false" fo:text-indent="0in" style:auto-text-indent="false"/>
    </style:style>
    <style:style style:name="P23" style:family="paragraph" style:parent-style-name="Standard">
      <style:paragraph-properties fo:margin-left="0in" fo:margin-right="0in" fo:line-height="200%" fo:text-align="start" style:justify-single-word="false" fo:text-indent="0in" style:auto-text-indent="false"/>
      <style:text-properties fo:font-size="11pt" style:text-underline-style="none" fo:font-weight="normal" style:font-size-asian="11pt" style:font-weight-asian="normal" style:font-size-complex="11pt" style:font-weight-complex="normal"/>
    </style:style>
    <style:style style:name="P24" style:family="paragraph" style:parent-style-name="Preformatted_20_Text">
      <style:paragraph-properties fo:line-height="200%"/>
      <style:text-properties style:font-name="Times New Roman" fo:font-size="11pt" fo:font-weight="normal" style:font-size-asian="11pt" style:font-weight-asian="normal" style:font-size-complex="11pt" style:font-weight-complex="normal"/>
    </style:style>
    <style:style style:name="P25" style:family="paragraph" style:parent-style-name="Preformatted_20_Text" style:list-style-name="L2">
      <style:paragraph-properties fo:line-height="200%"/>
      <style:text-properties style:font-name="Times New Roman" fo:font-size="11pt" fo:font-weight="normal" style:font-size-asian="11pt" style:font-weight-asian="normal" style:font-size-complex="11pt" style:font-weight-complex="normal"/>
    </style:style>
    <style:style style:name="P26" style:family="paragraph" style:parent-style-name="Preformatted_20_Text" style:list-style-name="L3">
      <style:paragraph-properties fo:line-height="200%"/>
      <style:text-properties style:font-name="Times New Roman" fo:font-size="11pt" fo:font-weight="normal" style:font-size-asian="11pt" style:font-weight-asian="normal" style:font-size-complex="11pt" style:font-weight-complex="normal"/>
    </style:style>
    <style:style style:name="P27" style:family="paragraph" style:parent-style-name="Preformatted_20_Text" style:list-style-name="L4">
      <style:paragraph-properties fo:line-height="200%"/>
      <style:text-properties style:font-name="Times New Roman" fo:font-size="11pt" fo:font-weight="normal" style:font-size-asian="11pt" style:font-weight-asian="normal" style:font-size-complex="11pt" style:font-weight-complex="normal"/>
    </style:style>
    <style:style style:name="P28" style:family="paragraph" style:parent-style-name="Preformatted_20_Text">
      <style:paragraph-properties fo:margin-left="0in" fo:margin-right="0in" fo:line-height="200%" fo:text-indent="0in" style:auto-text-indent="false"/>
      <style:text-properties style:font-name="Times New Roman" fo:font-size="11pt" fo:font-weight="normal" style:font-size-asian="11pt" style:font-weight-asian="normal" style:font-size-complex="11pt" style:font-weight-complex="normal"/>
    </style:style>
    <style:style style:name="P29" style:family="paragraph" style:parent-style-name="Preformatted_20_Text">
      <style:paragraph-properties fo:margin-left="0in" fo:margin-right="0in" fo:line-height="200%" fo:text-indent="0in" style:auto-text-indent="false"/>
    </style:style>
    <style:style style:name="P30" style:family="paragraph" style:parent-style-name="Preformatted_20_Text">
      <style:paragraph-properties fo:margin-left="0.4925in" fo:margin-right="0in" fo:line-height="200%" fo:text-indent="0in" style:auto-text-indent="false"/>
      <style:text-properties style:font-name="Times New Roman"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Times New Roman" fo:font-size="11pt" fo:font-weight="normal" style:font-size-asian="11pt" style:font-weight-asian="normal" style:font-size-complex="11pt" style:font-weight-complex="normal"/>
    </style:style>
    <style:style style:name="T5"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font-name="Times New Roman" fo:font-size="11pt" fo:font-style="italic"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11" style:family="text">
      <style:text-properties fo:font-size="11pt" style:text-underline-style="none" fo:font-weight="normal" style:font-size-asian="11pt" style:font-weight-asian="normal" style:font-size-complex="11pt" style:font-weight-complex="normal"/>
    </style:style>
    <style:style style:name="T1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GEO 350</text:p>
      <text:p text:style-name="P3">Green Revolutions</text:p>
      <text:p text:style-name="P16"><text:span text:style-name="T11">Where is our food coming from? How do we make it? How do we decide on how much we want to make? Food is a necessary item for human survival, and because of this, its production is a pillar of any civilization. I took Animal Science 121 (ANS121) during Spring term 2013 at Oregon State University, and in that course we learned that animal production is a very refined process and uses many forms of optimization to maximize livestock yield. Through my research I have identified the term 'Green Revolution' to reference the last 50 years of intense industrialization of our food industry. The Green Revolution goes hand in hand with the use of GMOs in our food supply and has made a lot of the advances I learned about in ANS121 possible. I chose to survey seven written sources and one video source to explore the current state of our global food system and try to understand the motivations and effects of the Green Revolution.</text:span></text:p>
      <text:p text:style-name="P14"/>
      <text:p text:style-name="P1"><text:span text:style-name="T1">&lt;iframe src="http://player.vimeo.com/video/57126054" width="500" height="210" frameborder="0" webkitAllowFullScreen mozallowfullscreen allowFullScreen&gt;&lt;/iframe&gt; &lt;p&gt;&lt;a href="http://vimeo.com/57126054"&gt;La surconsommation&lt;/a&gt; from &lt;a href="http://vimeo.com/user15743163"&gt;Lasurconsommation&lt;/a&gt; on &lt;a href="http://vimeo.com"&gt;Vimeo&lt;/a&gt;.&lt;/p&gt;</text:span></text:p>
      <text:p text:style-name="P1"><text:span text:style-name="T1">While the Green Revolution may sound like it's all about plants, it's not. Animals, as I will cite later, are the main consumer of the grain that we grow. In ANS121 we learned that animal production is treated like a science, and in this video you can really see how efficiency and optimization is built into every part of the consumption chain.</text:span></text:p>
      <text:p text:style-name="P1"><text:span text:style-name="T1"/></text:p>
      <text:p text:style-name="P1"><text:span text:style-name="T1">Giger, Ernst, Rudolf Prem, and Michael Leen. "Increase of Agricultural Production Based on Genetically Modified Food to Meet Population Growth Demand." </text:span><text:span text:style-name="T2">School of Doctoral Studies (European Union) Journal</text:span><text:span text:style-name="T1"> (1998): n. pag. Print. </text:span><text:a xlink:type="simple" xlink:href="http://www.iiuedu.eu/press/journals/sds/sds1_july_2008/09_SECC_05.pdf"><text:span text:style-name="T1">http://www.iiuedu.eu/press/journals/sds/sds1_july_2008/09_SECC_05.pdf</text:span></text:a></text:p>
      <text:list xml:id="list1452999278" text:style-name="L1">
        <text:list-header>
          <text:p text:style-name="P8">Giger et al. focused on the effects of GMOs with regard to long term crop growth. The authors found that GMOs will probably prove to be detrimental to long-term goals like famine-prevention and <text:soft-page-break/>population control. It was also pointed out that a small handful of trans-national companies own most of the GMO technology. The authors also argued that agricultural intensification will make the problems found with overpopulation worse, not better. Increasing agricultural production is the cause of population problems, not the solution.</text:p>
        </text:list-header>
      </text:list>
      <text:p text:style-name="P7"/>
      <text:p text:style-name="P20">Since the Green Revolution encompasses the use of GMOs in our food supply, this paper directly relates to my resource question.</text:p>
      <text:p text:style-name="P6"/>
      <text:p text:style-name="P6">Bernard Gilland, World population and food supply: can food production keep pace with population growth in the next half-century?, Food Policy, Volume 27, Issue 1, February 2002, Pages 47-63, ISSN 0306-9192, 10.1016/S0306-9192(02)00002-7. <text:a xlink:type="simple" xlink:href="http://ac.els-cdn.com/S0306919202000027/1-s2.0-S0306919202000027-main.pdf?_tid=e081a2ae-d092-11e2-a953-00000aab0f01&amp;acdnat=1370734182_faead4f5f1ae30bb4d2aa338c47a48c0">http://ac.els-cdn.com/S0306919202000027/1-s2.0-S0306919202000027-main.pdf?_tid=e081a2ae-d092-11e2-a953-00000aab0f01&amp;acdnat=1370734182_faead4f5f1ae30bb4d2aa338c47a48c</text:a><text:a xlink:type="simple" xlink:href="http://ac.els-cdn.com/S0306919202000027/1-s2.0-S0306919202000027-main.pdf?_tid=e081a2ae-d092-11e2-a953-00000aab0f01&amp;acdnat=1370734182_faead4f5f1ae30bb4d2aa338c47a48c0">0</text:a></text:p>
      <text:list xml:id="list1730422432" text:style-name="L2">
        <text:list-header>
          <text:p text:style-name="P25">Gillard wagers that maximum grain production will probably be reached by 2050 and will be roughly %60 higher than the 1996-2000 average. He also maintains that the vast majority of grain will continue to be used to feed livestock destined to be consumed as meet products. He also points out that there is no alternative to the high use of fertilizer and pesticides if we as a civilization want to maintain the amounts of grain we are producing.</text:p>
        </text:list-header>
      </text:list>
      <text:p text:style-name="P6"/>
      <text:p text:style-name="P30">This relates to my research because it shows what the grain being produced by the Green Revolution is mainly used for producing animal protein.</text:p>
      <text:p text:style-name="P30"/>
      <text:p text:style-name="P4"><text:bookmark text:name="SourceCitation"/><text:span text:style-name="T1">"'Food production not on a par with population growth'." </text:span><text:span text:style-name="T2">Hindu</text:span><text:span text:style-name="T1"> [English] 23 Nov. 2009. </text:span><text:span text:style-name="T2">Academic OneFile</text:span><text:span text:style-name="T1">. Web. 5 May 2013.</text:span></text:p>
      <text:p text:style-name="P6"><text:a xlink:type="simple" xlink:href="http://www.hindu.com/2009/11/23/stories/2009112353100300.htm">http://www.hindu.com/2009/11/23/stories/2009112353100300.htm</text:a></text:p>
      <text:p text:style-name="P19">The Hindu, a newspaper in India, published an article in 2009 that food production was not on par with Population growth. India is notorious for being one of the most populous countries on the planet, which <text:soft-page-break/>may contribute to the pessimistic article. It is likely that India may have issues with supplying enough food for it's people while other large countries will be able to provide enough food for their populations.</text:p>
      <text:p text:style-name="P5"/>
      <text:p text:style-name="P5">Pike, Tyler. “'Green Revolution 2.0' will improve our livelihoods.” <text:span text:style-name="T3">The Daily Barometer</text:span> [Corvallis] 21 February 2013: WWW <text:a xlink:type="simple" xlink:href="http://www.dailybarometer.com/green-revolution-2-0-will-improve-our-livelihoods-1.2995587">http://www.dailybarometer.com/green-revolution-2-0-will-improve-our-livelihoods-1.2995587</text:a></text:p>
      <text:list xml:id="list2098664880" text:style-name="L3">
        <text:list-header>
          <text:p text:style-name="P26">This news article explored some of the history of the The first Green Revolution and what is needed in the second Green Revolution. The first green revolution increased production substantially, but the author points out that we need more to support all the people on earth since lack of food still a serious issue.</text:p>
          <text:p text:style-name="P26"/>
          <text:p text:style-name="P26">As stated in the article, the first green revolution was fueled by herbicides and pesticides. These chemicals have been criticized as being poisonous to the environment since pollutes water ways and kills beneficial insects. The proposed second green revolution is all about raising yield without raising the amount land used for farming. Mistakes were made in the first green revolution that the second is going to try to avoid, like using different types of chemicals as pesticides that are made from plants, animals, bacteria and minerals.</text:p>
        </text:list-header>
      </text:list>
      <text:p text:style-name="P28"/>
      <text:p text:style-name="P29"><text:span text:style-name="T4">“Green Revolution: Curse or Blessing." INTERNATIONAL FOOD POLICY RESEARCH INSTITUTE, n.d. Web. &lt;http://www.ifpri.org/sites/default/files/pubs/pubs/ib/ib11.pdf&gt;.</text:span></text:p>
      <text:list xml:id="list700653575" text:style-name="L4">
        <text:list-header>
          <text:p text:style-name="P27">New fertile land is becoming scarce, so it is important that we increase the efficiency of our existing farmland. To do this scientists have been using technology to create a better performing plant. For example, the stock's of rice plants needed to be bred to become stronger to support a heavier and larger amount of grain per plant. These scientists are usually sponsored by private businesses that create scientific research initiatives. It is explained that the the term 'Green Revolution' was first used to describe these new scientific methods. The original goal of the first Green Revolution was to develop High Yield Verities (HYV) of rice and wheat. The goal was extended to include other plants like sorghum, millet, maize and beans. The Green Revolution had wide spread social consequences because <text:soft-page-break/>farmers that had been poor now had money due to consistently high crop yields. The new disposable income helped spawn commerce due to the farmers spending money on goods an services.</text:p>
          <text:p text:style-name="P27"/>
          <text:p text:style-name="P27">The report also points out a lot of negative affects of the first Green Revolution. Initially, only large farmers were able to implement the new technology, which lead to smaller farmers having less of a competitive advantage. Environmental damage was caused by the widespread and inappropriate use of pesticides and fertilizer. Also, forests were cut down and their land used for agricultural purposes.</text:p>
        </text:list-header>
      </text:list>
      <text:p text:style-name="P7"/>
      <text:p text:style-name="P15"><text:span text:style-name="T7">Bajaj, Vikas. “</text:span>As Grain Piles Up, India’s Poor Still Go Hungry.” <text:span text:style-name="T3">The New York Times</text:span><text:span text:style-name="T12"> [New York] 7 June 2012: WWW &lt;</text:span><text:a xlink:type="simple" xlink:href="http://www.nytimes.com/2012/06/08/business/global/a-failed-food-system-in-india-prompts-an-intense-review.html?pagewanted=all&amp;_r=0"><text:span text:style-name="T8">http://www.nytimes.com/2012/06/08/business/global/a-failed-food-system-in-india-prompts-an-intense-review.html?pagewanted=all&amp;_r=0</text:span></text:a><text:span text:style-name="T8">&gt;</text:span></text:p>
      <text:list xml:id="list1463124291" text:style-name="L5">
        <text:list-header>
          <text:p text:style-name="P9">Vikas starts by pointed out that an estimated 250 million Indians do not get enough food, even though India's food system has benefited greatly from the use of agricultural technology. There is enough food for everyone, says Vikas, but getting the food to the people who need it seems to be difficult. The article goes on to outline a proposed plan to fix the distribution issues by having the government buy crops from the farmers at higher than market price and sell the food to the poor for a lower than market price. This plan will hopefully make it easier for India's poor to afford a more diverse and nutrient rich diet.</text:p>
        </text:list-header>
      </text:list>
      <text:p text:style-name="P5"/>
      <text:p text:style-name="P15"><text:span text:style-name="T4">Sager, Ira. “</text:span><text:bookmark text:name="article_headline"/>Living in the United States of Food Waste” <text:span text:style-name="T3">Business Week</text:span><text:span text:style-name="T12"> 10 January 2013: WWW &lt;</text:span><text:a xlink:type="simple" xlink:href="http://www.businessweek.com/articles/2013-01-10/living-in-the-united-states-of-food-waste"><text:span text:style-name="T7">http://www.businessweek.com/articles/2013-01-10/living-in-the-united-states-of-food-waste</text:span></text:a><text:span text:style-name="T7">&gt;</text:span></text:p>
      <text:list xml:id="list1795727764" text:style-name="L6">
        <text:list-header>
          <text:p text:style-name="P10">On average the US citizen wastes about 20 pounds of food per week, or $2,275. The National Institute of health estimates we waste %40 of the food we produce; waste is at every step of the food cycle. Sager hypothesizes that waste is ingrained into our society and only rethinking how our society attempts (or doesn't attempt) to reduce waste will fix our waste problem. Sager admits that it is not clear whether the Government or private companies should be responsible for cutting waste.</text:p>
        </text:list-header>
      </text:list>
      <text:p text:style-name="P12"/>
      <text:p text:style-name="P13"/>
      <text:p text:style-name="P13"><text:soft-page-break/>Conclusion</text:p>
      <text:p text:style-name="P14">Thanks to technology and the first Green Revolution, we have a very efficient system for creating a lot of food and Sager showed us this with the statistics on how much we <text:span text:style-name="T3">can</text:span><text:span text:style-name="T12"> waste. In class we saw short films and parts of documentaries like “</text:span><text:span text:style-name="T3">The Corporation</text:span><text:span text:style-name="T12">” that showed we live in a society designed to consume. Being wasteful, from a Corporation's point of view, is a good thing; you have to replace the things you waste, which you inevitably purchase from a store. Said another way, the more food we waste, the more food we will buy. <text:s/>If we as Americans can curb our food waste from $2,275 per month, maybe we don't need a second Green Revolution, maybe our revolution can be one of self assessment – we can revolutionize how we use the resources we already have.</text:span></text:p>
      <text:p text:style-name="P14"><text:span text:style-name="T12"/></text:p>
      <text:p text:style-name="P16"><text:span text:style-name="T9">It is worrisome that we are relying on a food system that is </text:span><text:span text:style-name="T10">artificially</text:span><text:span text:style-name="T9"> efficient. It is very apparent, via three of the cited sources, that the Green Revolution has relied on using pesticides, herbicides, and fertilizer in a sometimes inappropriate way. So what about the proposed Green Revolution 2.0? <text:s/>Gilland says we will at least need to maintain, if not increase, our crop yields to keep pace with food supply if people want to maintain their current consumption patterns. This also means that we will need to maintain our current use of <text:s/>pesticides, herbicides, and fertilizer, but as we learned in class this does not promote a healthy ecosystem. In class, we were presented with many examples of how the earth has taken a beating as we tear down forests for crop land and pump aquifers to water our crops. The thought of a Green Revolution that is similar to the first is terrifying from an environmental point of view. Many of the sources I researched confirmed that we are destroying more and more of our natural resources for the sake of food production.</text:span></text:p>
      <text:p text:style-name="P16"><text:span text:style-name="T9"/></text:p>
      <text:p text:style-name="P16"><text:span text:style-name="T9">But say we get the gains promised by the second green revolution, then what? I tend to align myself with Giger et al. and think that producing more food may just cause more problems. More food means more people can eat a meal everyday and eventually have more kids that will in turn do the same. Bajaj and </text:span><text:span text:style-name="T10">The</text:span><text:span text:style-name="T9"> </text:span><text:span text:style-name="T6">Hindu</text:span><text:span text:style-name="T9"> talk about how this pattern has so far been very detrimental in India.</text:span></text:p>
      <text:p text:style-name="P23"><text:span text:style-name="T5"/></text:p>
      <text:p text:style-name="P14"><text:span text:style-name="T12">From the material presented in GEO 350 I can see that the earth's population is growing at an accelerating rate. </text:span><text:soft-page-break/><text:span text:style-name="T12">As population increases so does the need for more food. If we are planning on feeding more people than we are now, the second Green Revolution does make sense, but it does not address the fact that we would only be artificially sustaining more people than can be fed sustainably. Given the following set of premises this can lead to a troubling conclusion: </text:span></text:p>
      <text:list xml:id="list1569111682" text:style-name="L7">
        <text:list-item>
          <text:p text:style-name="P17"><text:span text:style-name="T9">Food is required for humans to live</text:span></text:p>
        </text:list-item>
        <text:list-item>
          <text:p text:style-name="P17"><text:span text:style-name="T9">Unsustainable systems will eventually fail</text:span></text:p>
        </text:list-item>
        <text:list-item>
          <text:p text:style-name="P17"><text:span text:style-name="T9">So if a population depends on an unsustainable food source, <text:s/>the failing of the food source could mean the failing of the population.</text:span></text:p>
          <text:p text:style-name="P22"><text:span text:style-name="T9">Failure of any human population is scary.</text:span></text:p>
        </text:list-item>
      </text:list>
      <text:p text:style-name="P21"><text:span text:style-name="T9"/></text:p>
      <text:p text:style-name="P21"><text:span text:style-name="T9">Food production on it's own isn't a very straight forward problem and as you start factoring in other issues like Population, Pollution, Business, Deforestation, etc., it starts to look like food production is fundamentally integrated into other problems. This helps reinforce what I have learned in GEO 350: there are no simple problems and there probably won't be any simple solutions.</text:span></text:p>
      <text:p text:style-name="P2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WenQuanYi Micro Hei" style:font-size-asian="7pt" style:font-weight-asian="bold" style:font-name-complex="Lohit Hindi" style:font-size-complex="7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Uber</meta:initial-creator>
    <meta:creation-date>2013-05-05T14:25:50</meta:creation-date>
    <dc:date>2013-06-10T10:00:09</dc:date>
    <dc:creator>Jacques Uber</dc:creator>
    <meta:editing-duration>P1DT13H4M5S</meta:editing-duration>
    <meta:editing-cycles>13</meta:editing-cycles>
    <meta:generator>LibreOffice/3.5$Linux_X86_64 LibreOffice_project/350m1$Build-2</meta:generator>
    <meta:document-statistic meta:table-count="0" meta:image-count="0" meta:object-count="0" meta:page-count="6" meta:paragraph-count="35" meta:word-count="1841" meta:character-count="11707" meta:non-whitespace-character-count="9907"/>
  </office:meta>
</office:document-meta>
</file>